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fo:language="de" fo:country="CH"/>
    </style:style>
    <style:style style:name="P2" style:family="paragraph" style:parent-style-name="Subheading">
      <style:text-properties officeooo:paragraph-rsid="001ab245"/>
    </style:style>
    <style:style style:name="P3" style:family="paragraph" style:parent-style-name="Subheading">
      <style:text-properties officeooo:paragraph-rsid="0020d65c"/>
    </style:style>
    <style:style style:name="P4" style:family="paragraph" style:parent-style-name="Subheading">
      <style:text-properties fo:language="fr" fo:country="FR" officeooo:rsid="001ab245" officeooo:paragraph-rsid="0020f4f1"/>
    </style:style>
    <style:style style:name="P5" style:family="paragraph" style:parent-style-name="Heading_20_1">
      <style:text-properties fo:language="de" fo:country="CH"/>
    </style:style>
    <style:style style:name="P6" style:family="paragraph" style:parent-style-name="Heading_20_1">
      <style:text-properties fo:language="fr" fo:country="FR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Normal">
      <style:text-properties fo:font-size="11pt" style:font-size-asian="11pt" style:font-size-complex="11pt"/>
    </style:style>
    <style:style style:name="P9" style:family="paragraph" style:parent-style-name="Normal">
      <style:text-properties fo:font-size="11pt" officeooo:paragraph-rsid="0024e4f6" style:font-size-asian="11pt" style:font-size-complex="11pt"/>
    </style:style>
    <style:style style:name="P10" style:family="paragraph" style:parent-style-name="Standard">
      <style:text-properties fo:language="de" fo:country="DE" officeooo:rsid="0018c648" officeooo:paragraph-rsid="0018c648"/>
    </style:style>
    <style:style style:name="P11" style:family="paragraph" style:parent-style-name="Standard">
      <style:text-properties fo:language="de" fo:country="DE"/>
    </style:style>
    <style:style style:name="P12" style:family="paragraph" style:parent-style-name="Standard">
      <style:text-properties fo:language="fr" fo:country="FR" officeooo:rsid="001b53dc" officeooo:paragraph-rsid="001ab245"/>
    </style:style>
    <style:style style:name="P13" style:family="paragraph" style:parent-style-name="Standard">
      <style:text-properties fo:language="fr" fo:country="FR" officeooo:rsid="001b53dc" officeooo:paragraph-rsid="0020d65c"/>
    </style:style>
    <style:style style:name="P14" style:family="paragraph" style:parent-style-name="Standard">
      <style:text-properties fo:language="fr" fo:country="FR" officeooo:rsid="0021be98" officeooo:paragraph-rsid="0020f4f1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1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17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45500" style:font-size-asian="12pt" style:font-size-complex="12pt"/>
    </style:style>
    <style:style style:name="P18" style:family="paragraph" style:parent-style-name="Title">
      <style:paragraph-properties fo:break-before="page"/>
      <style:text-properties officeooo:rsid="0015e37d"/>
    </style:style>
    <style:style style:name="P19" style:family="paragraph">
      <loext:graphic-properties draw:fill="solid" draw:fill-color="#8c8872"/>
      <style:paragraph-properties fo:text-align="start"/>
      <style:text-properties fo:font-size="18pt"/>
    </style:style>
    <style:style style:name="P20" style:family="paragraph">
      <loext:graphic-properties draw:fill="solid" draw:fill-color="#2e6377"/>
      <style:paragraph-properties fo:text-align="start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5e37d"/>
    </style:style>
    <style:style style:name="T3" style:family="text">
      <style:text-properties fo:language="de" fo:country="DE" officeooo:rsid="001650aa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17b797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ab245"/>
    </style:style>
    <style:style style:name="T8" style:family="text">
      <style:text-properties fo:text-transform="uppercase" fo:color="#8c8872" loext:opacity="100%" style:font-name="Avenir Next" fo:font-size="8pt" fo:language="fr" fo:country="FR" fo:font-weight="bold" officeooo:rsid="001ab245" style:font-name-asian="Arial Unicode MS" style:font-size-asian="8pt" style:font-weight-asian="bold" style:font-name-complex="Arial Unicode MS" style:font-size-complex="8pt" style:font-weight-complex="bold" loext:padding="0cm" loext:border="none" loext:shadow="none"/>
    </style:style>
    <style:style style:name="T9" style:family="text">
      <style:text-properties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71cm" svg:stroke-linecap="butt" draw:fill="solid" draw:fill-color="#8c8872" draw:textarea-vertical-align="top" draw:auto-grow-height="false" fo:min-height="0.196cm" fo:min-width="0cm" fo:padding-top="0.125cm" fo:padding-bottom="0.125cm" fo:padding-left="0.25cm" fo:padding-right="0.25cm" fo:wrap-option="wrap" fo:margin-left="0cm" fo:margin-right="0.005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2e6377" draw:textarea-vertical-align="top" draw:auto-grow-height="false" fo:min-height="0.196cm" fo:min-width="0cm" fo:padding-top="0.125cm" fo:padding-bottom="0.125cm" fo:padding-left="0.25cm" fo:padding-right="0.25cm" fo:wrap-option="wrap" fo:margin-left="0cm" fo:margin-right="0.005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/>
      <text:p text:style-name="P16"/>
      <text:p text:style-name="P16">[NAME], [STREET], [PLZ_WITH_LOCATION]</text:p>
      <text:p text:style-name="P9">Anrede</text:p>
      <text:p text:style-name="P8">Vorname Name</text:p>
      <text:p text:style-name="P8">Firma</text:p>
      <text:p text:style-name="P8">Adresse</text:p>
      <text:p text:style-name="P8">PLZ Ort</text:p>
      <text:p text:style-name="P17"/>
      <text:p text:style-name="P17"/>
      <text:p text:style-name="Standard"><text:span text:style-name="T9">[LOCATION]</text:span>, <text:span text:style-name="T9"><text:date style:data-style-name="N10081" text:date-value="2021-11-17T21:46:44.325484600">17. November 2021</text:date></text:span></text:p>
      <text:h text:style-name="Heading_20_1" text:outline-level="1">Bewerbung als [JOB_TITLE]</text:h>
      <text:p text:style-name="P17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18"><draw:custom-shape text:anchor-type="paragraph" draw:z-index="2" draw:name="Oval 4" draw:style-name="gr1" draw:text-style-name="P19" svg:width="0.63cm" svg:height="0.63cm" svg:x="-2.574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Oval 3" draw:style-name="gr2" draw:text-style-name="P20" svg:width="0.63cm" svg:height="0.63cm" svg:x="-1.792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Oval 2" draw:style-name="gr1" draw:text-style-name="P19" svg:width="0.63cm" svg:height="0.63cm" svg:x="-1.011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[NAME]</text:p>
      <text:p text:style-name="Body_20_no_20_spacing"><text:span text:style-name="T2">[STREET]</text:span><text:span text:style-name="T1">, </text:span><text:span text:style-name="T2">[PLZ_WITH_LOCATION]</text:span></text:p>
      <text:p text:style-name="Body_20_no_20_spacing"><text:span text:style-name="T1">Telefon : </text:span><text:span text:style-name="T3">[PHONE]</text:span></text:p>
      <text:p text:style-name="Body_20_no_20_spacing"><text:span text:style-name="T5">e-M</text:span><text:span text:style-name="T4">ail : </text:span><text:span text:style-name="T5">[EMAIL]</text:span></text:p>
      <text:p text:style-name="P1"/>
      <text:h text:style-name="P5" text:outline-level="1">Zusammenfassung</text:h>
      <text:p text:style-name="P10">[SHORT_DESCRIPTION]</text:p>
      <text:h text:style-name="P6" text:outline-level="1">Beruflicher Werdegang</text:h>
      <text:section text:style-name="Sect1" text:name="experience-section">
        <text:h text:style-name="P2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12">[CV_UNIT_CONTENT]</text:p>
      </text:section>
      <text:h text:style-name="P6" text:outline-level="1">Ausbildung</text:h>
      <text:section text:style-name="Sect1" text:name="education-section">
        <text:h text:style-name="P3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13">[CV_UNIT_CONTENT]</text:p>
      </text:section>
      <text:h text:style-name="P6" text:outline-level="1">Fähigkeiten</text:h>
      <text:section text:style-name="Sect1" text:name="skills-section">
        <text:h text:style-name="P4" text:outline-level="2">[CV_UNIT_NAME]</text:h>
        <text:p text:style-name="P14">[CV_UNIT_CONTENT]</text:p>
      </text:section>
      <text:h text:style-name="P7" text:outline-level="1">Referenzen</text:h>
      <text:h text:style-name="Subheading" text:outline-level="2">JOHN DOE, MARKETINGMANAGER / fisher und sons</text:h>
      <text:p text:style-name="P11">Suspendisse egestas rutrum nisl vel mattis</text:p>
      <text:h text:style-name="Subheading" text:outline-level="2">margaret johnson, Verkaufsleiter / lloyds</text:h>
      <text:p text:style-name="P11">Suspendisse egestas rutrum nisl vel matti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94cm" style:contextual-spacing="false" fo:line-height="100%" fo:text-align="start" style:justify-single-word="false" fo:orphans="2" fo:widows="2" fo:padding="0cm" fo:border="none" style:shadow="none" style:writing-mode="lr-tb"/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20%">
        <style:tab-stops>
          <style:tab-stop style:position="1.764cm"/>
        </style:tab-stops>
      </style:paragraph-properties>
      <style:text-properties fo:color="#2e6377" loext:opacity="100%" style:font-name="Century" fo:font-family="Century" style:font-family-generic="roman" style:font-pitch="variable"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padding="0cm" fo:border="none" style:shadow="none"/>
      <style:text-properties fo:color="#2e6377" loext:opacity="100%" style:font-name="Century" fo:font-family="Century" style:font-family-generic="roman" style:font-pitch="variable" fo:font-size="14pt" fo:letter-spacing="0.009cm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loext:padding="0cm" loext:border="none" loext:shadow="none"/>
    </style:style>
    <style:style style:name="Subheading" style:family="paragraph" style:next-style-name="Standard" style:default-outline-level="2" style:list-style-name="">
      <style:paragraph-properties fo:margin-top="0cm" fo:margin-bottom="0cm" style:contextual-spacing="false" fo:line-height="120%" fo:text-align="start" style:justify-single-word="false" fo:orphans="2" fo:widows="2" fo:padding="0cm" fo:border="none" style:shadow="none" style:writing-mode="lr-tb"/>
      <style:text-properties fo:text-transform="uppercase" fo:color="#8c8872" loext:opacity="100%" style:font-name="Avenir Next" fo:font-family="'Avenir Next'" style:font-family-generic="roman" style:font-pitch="variable" fo:font-size="8pt" fo:language="de" fo:country="DE" fo:font-weight="bold" style:font-name-asian="Arial Unicode MS" style:font-family-asian="'Arial Unicode MS'" style:font-family-generic-asian="system" style:font-pitch-asian="variable" style:font-size-asian="8pt" style:font-weight-asian="bold" style:font-name-complex="Arial Unicode MS" style:font-family-complex="'Arial Unicode MS'" style:font-family-generic-complex="system" style:font-pitch-complex="variable" style:font-size-complex="8pt" style:font-weight-complex="bold" loext:padding="0cm" loext:border="none" loext:shadow="none"/>
    </style:style>
    <style:style style:name="Contact_20_Information" style:display-name="Contact Informat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padding="0cm" fo:border="none" style:shadow="none" style:writing-mode="lr-tb">
        <style:tab-stops>
          <style:tab-stop style:position="0.706cm"/>
        </style:tab-stops>
      </style:paragraph-properties>
      <style:text-properties fo:color="#000000" loext:opacity="100%" style:font-name="Avenir Next" fo:font-family="'Avenir Next'" style:font-family-generic="roman" style:font-pitch="variable" fo:font-size="8pt" style:font-name-asian="Arial Unicode MS" style:font-family-asian="'Arial Unicode MS'" style:font-family-generic-asian="system" style:font-pitch-asian="variable" style:font-size-asian="8pt" style:font-name-complex="Arial Unicode MS" style:font-family-complex="'Arial Unicode MS'" style:font-family-generic-complex="system" style:font-pitch-complex="variable" style:font-size-complex="8pt" loext:padding="0cm" loext:border="none" loext:shadow="none"/>
    </style:style>
    <style:style style:name="Body_20_no_20_spacing" style:display-name="Body no spacing" style:family="paragraph" style:parent-style-name="Standard" style:default-outline-level="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el_20_Zchn" style:display-name="Titel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fo:letter-spacing="0.009cm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Fußzeile_20_Zchn" style:display-name="Fuß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hps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loext:padding="0cm" loext:border="none" loext:shadow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4.572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7</meta:editing-cycles>
    <meta:creation-date>2019-05-18T18:01:00</meta:creation-date>
    <dc:date>2021-11-17T21:46:43.896522879</dc:date>
    <meta:editing-duration>PT10M6S</meta:editing-duration>
    <meta:generator>LibreOffice/7.2.3.1$Linux_X86_64 LibreOffice_project/7b257967b9cd574cb72598999edde852baa10d80</meta:generator>
    <meta:document-statistic meta:table-count="0" meta:image-count="0" meta:object-count="0" meta:page-count="2" meta:paragraph-count="34" meta:word-count="88" meta:character-count="864" meta:non-whitespace-character-count="810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9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